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stamp.setProperty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.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stamp.setPrefix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stamp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Unit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rmat.set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rmat.execute( Project project , Date date , Location loca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ustomFormat.setProperty( String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stamp.create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Format.setOffset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rmat.Custom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nit.getCalendar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Format.setTimezone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rmat.setUnit( Unit 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rmat.setUnit( String 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stomFormat.setLocale( String loca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